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0.515cm"/>
    </style:style>
    <style:style style:name="co5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49" table:default-cell-style-name="ce1"/>
        <table:table-column table:style-name="co1" table:number-columns-repeated="16127" table:default-cell-style-name="Default"/>
        <table:table-row table:style-name="ro1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>
          <table:table-cell office:value-type="string" calcext:value-type="string">
            <text:p>~/*--traffic_sign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left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left"]{~icon-offset-x:"-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right--*/~~node["traffic_sign"="</text:p>
          </table:table-cell>
          <table:table-cell/>
          <table:table-cell office:value-type="string" calcext:value-type="string">
            <text:p>"]["side"="right"]{~icon-offset-x:"20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both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both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down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down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 up--*/~~node["traffic_sign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up"]{~icon-offset-x:"-2" ;~icon-offset-y:"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left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left"]::second_sign_layer {~icon-offset-x:"-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right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right"]::second_sign_layer {~icon-offset-x:"20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both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both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down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down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2 up--*/~~node["traffic_sign:2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up"]::second_sign_layer {~icon-offset-x:"-2" ;~icon-offset-y:"2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left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left"]::third_sign_layer {~icon-offset-x:"-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right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right"]::third_sign_layer {~icon-offset-x:"20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both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both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down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down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~/*--traffic_sign:3 up--*/~~node["traffic_sign:3"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]["side"="up"]::third_sign_layer {~icon-offset-x:"-2" ;~icon-offset-y:"40" ;~icon-width:"20" ;~icon-image:"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;~}~</text:p>
          </table:table-cell>
          <table:table-cell table:number-columns-repeated="16275"/>
        </table:table-row>
        <table:table-row table:style-name="ro2" table:number-rows-repeated="1047866">
          <table:table-cell table:number-columns-repeated="16384"/>
        </table:table-row>
        <table:table-row table:style-name="ro3" table:number-rows-repeated="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8:29:32.6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22:47:40.513000000</meta:creation-date>
    <dc:date>2023-11-05T00:44:28.220000000</dc:date>
    <meta:editing-duration>PT2M39S</meta:editing-duration>
    <meta:editing-cycles>3</meta:editing-cycles>
    <meta:generator>LibreOffice/7.6.2.1$Windows_x86 LibreOffice_project/56f7684011345957bbf33a7ee678afaf4d2ba333</meta:generator>
    <meta:document-statistic meta:table-count="1" meta:cell-count="20412" meta:object-count="0"/>
  </office:meta>
</office:document-meta>
</file>